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01c1aa" officeooo:paragraph-rsid="0001c1aa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1c1aa" officeooo:paragraph-rsid="0001c1aa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rsid="00023075" officeooo:paragraph-rsid="00023075"/>
    </style:style>
    <style:style style:name="P5" style:family="paragraph" style:parent-style-name="Standard">
      <style:paragraph-properties fo:text-align="justify" style:justify-single-word="false"/>
      <style:text-properties officeooo:rsid="00040d83" officeooo:paragraph-rsid="00040d83"/>
    </style:style>
    <style:style style:name="P6" style:family="paragraph" style:parent-style-name="Standard">
      <style:paragraph-properties fo:text-align="justify" style:justify-single-word="false"/>
      <style:text-properties officeooo:rsid="00040d83" officeooo:paragraph-rsid="00047cd0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40d83" officeooo:paragraph-rsid="00047cd0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normal" officeooo:rsid="000630f1" officeooo:paragraph-rsid="000630f1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text-underline-style="none" fo:font-weight="normal" officeooo:rsid="000630f1" officeooo:paragraph-rsid="0007ada3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text-underline-style="none" fo:font-weight="normal" officeooo:rsid="00099955" officeooo:paragraph-rsid="000b7e44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underline-style="none" fo:font-weight="normal" officeooo:rsid="0007ada3" officeooo:paragraph-rsid="0007ada3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text-underline-style="none" fo:font-weight="normal" officeooo:rsid="0007ada3" officeooo:paragraph-rsid="00099955" style:font-weight-asian="normal" style:font-weight-complex="normal"/>
    </style:style>
    <style:style style:name="P13" style:family="paragraph" style:parent-style-name="Standard">
      <style:paragraph-properties fo:text-align="justify" style:justify-single-word="false">
        <style:tab-stops>
          <style:tab-stop style:position="1.772in"/>
        </style:tab-stops>
      </style:paragraph-properties>
      <style:text-properties style:text-underline-style="none" fo:font-weight="normal" officeooo:rsid="000e7e5d" officeooo:paragraph-rsid="000e7e5d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text-underline-style="none" fo:font-weight="normal" officeooo:rsid="000630f1" officeooo:paragraph-rsid="000630f1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e7e5d" officeooo:paragraph-rsid="000e7e5d" style:font-weight-asian="bold" style:font-weight-complex="bold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.772in"/>
        </style:tab-stops>
      </style:paragraph-properties>
      <style:text-properties style:text-underline-style="solid" style:text-underline-width="auto" style:text-underline-color="font-color" fo:font-weight="bold" officeooo:rsid="000e7e5d" officeooo:paragraph-rsid="000e7e5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0e7e5d" officeooo:paragraph-rsid="000e7e5d" style:font-weight-asian="normal" style:font-weight-complex="normal"/>
    </style:style>
    <style:style style:name="T1" style:family="text">
      <style:text-properties officeooo:rsid="0001c1a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officeooo:rsid="0001c1aa" style:font-weight-asian="bold" style:font-weight-complex="bold"/>
    </style:style>
    <style:style style:name="T4" style:family="text">
      <style:text-properties officeooo:rsid="000630f1"/>
    </style:style>
    <style:style style:name="T5" style:family="text">
      <style:text-properties officeooo:rsid="0007ada3"/>
    </style:style>
    <style:style style:name="T6" style:family="text">
      <style:text-properties officeooo:rsid="000b7e44"/>
    </style:style>
    <style:style style:name="T7" style:family="text">
      <style:text-properties style:text-underline-style="none"/>
    </style:style>
    <style:style style:name="T8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3">Τριτη Ασκηση Syspro</text:span></text:p>
      <text:p text:style-name="P1"><text:tab/><text:tab/><text:tab/><text:tab/> <text:s text:c="3"/><text:span text:style-name="T1">Αγαπιου Μαρινος</text:span></text:p>
      <text:p text:style-name="P1"><text:tab/><text:tab/><text:tab/><text:tab/><text:span text:style-name="T1">ΑΜ: 1115201400002</text:span></text:p>
      <text:p text:style-name="P1"/>
      <text:p text:style-name="P2">Για την ασκηση υλοποιησα ολα τα ζητουμενα της εκφωνησης.</text:p>
      <text:p text:style-name="P2"/>
      <text:p text:style-name="P3">Στην ασκηση μου εχω φτιαξει τις εξεις κλασσεις : </text:p>
      <text:p text:style-name="P3"/>
      <text:p text:style-name="P2">struct buffer_entries : που ειναι η κλασση κομβος λιστας που χρησιμοποιω στον κοινο buffer μεταζυ των Worker και Manager.</text:p>
      <text:p text:style-name="P2"/>
      <text:p text:style-name="P4">struct directories_buff: που ειναι η κλασση που περιεχει ολα τα απαραιτητα για να γινεται σωστο διαβασμα και γραψιμο απο και προς τον shared buffer των Manager-Worker </text:p>
      <text:p text:style-name="P4"/>
      <text:p text:style-name="P4">struct Content_server : που ειναι η κλασση που χρησιμοποιειται για την αναπαρασταση ενος Content_Server και για την συνδεση σε αυτον .</text:p>
      <text:p text:style-name="P4"/>
      <text:p text:style-name="P5">struct Content_thread: που περιεχει χρησιμες πληροφοριες για ενα thread του Content Server οπως το socket για να επικοινωνει με εναν Manager/Worker.</text:p>
      <text:p text:style-name="P5"/>
      <text:p text:style-name="P6">struct <text:s/>struct_for_delay: που περιεχει το ContentServerID και το delay.</text:p>
      <text:p text:style-name="P6"/>
      <text:p text:style-name="P7"><text:s/><text:span text:style-name="T4">Λειτουργιες : </text:span></text:p>
      <text:p text:style-name="P7"/>
      <text:p text:style-name="P8">Αρχικα τρεχουμε τους ContentServer και τον MirrorManager και στην συνεχεια ενεργοποιουμε ολη την διαδικασια μεταφορας αρχειων τρεχοντας τον MirrorInitiator.</text:p>
      <text:p text:style-name="P9">O MirrorInitiator συνδεεται με τον MirrorManager <text:s/>και του στελνει τα απαραιτητα στοιχεια για την συνδεση με τους ContentServer και τις πληροφοριες για τα αρχεια πανω στα οποια πρεπει να η μεταφορα.Στην συνεχεια ο MirrorManager δημιουργει ενα thread Manager για καθε ContentServer , οι Manager <text:span text:style-name="T5">συνδεονται με τους ContentServer ,τους στελνουν ενα αιτημα LIST,</text:span></text:p>
      <text:p text:style-name="P11">και αποθηκευουν τα καταλληλα <text:s/>δεδομενα στον shared buffer για να τα παρουν οι Worker.</text:p>
      <text:p text:style-name="P11">Για τον συγχρονισμο των Manager ,Worker <text:s/>χρησιμοποιω δυο condition variable και εναν mutex.</text:p>
      <text:p text:style-name="P12">Με λιγα λογια οι Manager πρεπει να περιμενουν στο condition variable “write_cond” οταν υπαρχει στο critical section καποιος αλλος Manager/Worker <text:s/>ή αν ο shared buffer γεμισει , ενω οι Worker πρεπει να περιμενουν στο condition variable “read_cond” στην περιπτωση που υπαρχει στο critical_section αλλος Worker/Manager ή αν ο buffer ειναι αδειος.Ετσι καταφερνω να μην εχω busy waiting . </text:p>
      <text:p text:style-name="P10">Ο ΜirrorServer περιπενει suspended στο condition variable allDone και ξυπνα οταν ο τελευταιος ενεργος worker ειναι ετοιμος να τελειωσει <text:span text:style-name="T6">(κραταω στην global μεταβλητη numDevicesDone το πληθος των ενεργων Worker και μολις αυτο γινει ισο με 0 τοτε κανουμε signal τον MirrorServer ) και στην συνεχεια στελνει τα καταλληλα στατιστικα πισω στον MirrorInitiator ο οποιος περιμενει να τα διαβασει και να ολοκληρωσει την διαδικασια του .</text:span></text:p>
      <text:p text:style-name="P10"><text:s/></text:p>
      <text:p text:style-name="P12"><text:s text:c="2"/></text:p>
      <text:p text:style-name="P15">Μεταγλωτιση αρχειων:</text:p>
      <text:p text:style-name="P13">Πατηστε “make clean” και αμεσως μετα “make”.</text:p>
      <text:p text:style-name="P16"/>
      <text:p text:style-name="P16">Εκτελεση αρχειων:</text:p>
      <text:p text:style-name="P13"><text:span text:style-name="T2">Για τον MirrorInitiator(πχ):</text:span> ./MirrorInitiator -n localhost -p 3000 -s localhost:3001:askisi1/:1,localhost:3001:haskell/:1</text:p>
      <text:p text:style-name="P13"/>
      <text:p text:style-name="P13">(τα στοιχεια για καθε ContentServer χωριζονται με κομμα “,”)</text:p>
      <text:p text:style-name="P13"><text:soft-page-break/></text:p>
      <text:p text:style-name="P13"><text:span text:style-name="T8">(ΠΡΟΣΟΧΗ ! )</text:span>Αν θελουμε να ζητησουμε εναν folder πρεπει στο τελος του ονοματος του folder να προσθεσουμε τον χαρακτηρα “/” πχ “fwtografies/”.</text:p>
      <text:p text:style-name="P8"/>
      <text:p text:style-name="P17">Για τον MirrorServer (πχ):<text:span text:style-name="T7"> <text:s/>./MirrorServer -p 3000 -m new_foler -w 4</text:span></text:p>
      <text:p text:style-name="P17"><text:span text:style-name="T7"/></text:p>
      <text:p text:style-name="P17"><text:span text:style-name="T7">Για τον ContentServer (πχ) ./ContentServer -p 3020 -d my_folder</text:span></text:p>
      <text:p text:style-name="P17"><text:span text:style-name="T7"/></text:p>
      <text:p text:style-name="P17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12:25:55.967344266</meta:creation-date>
    <dc:date>2017-06-07T17:23:07.898379988</dc:date>
    <meta:editing-duration>PT40M58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27" meta:word-count="417" meta:character-count="2866" meta:non-whitespace-character-count="2444"/>
  </office:meta>
</office:document-meta>
</file>